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study.com/academy/lesson/britain-and-france-respond-to-the-american-civil-war.html" text:style-name="Internet_20_link" text:visited-style-name="Visited_20_Internet_20_Link">https://study.com/academy/lesson/britain-and-france-respond-to-the-american-civil-war.html</text:a> During</text:p>
      <text:p text:style-name="P1">Diplomacy of American Civil War</text:p>
      <text:p text:style-name="P1">→ Confederate States of America and Diplomacy</text:p>
      <text:p text:style-name="P1"><text:a xlink:type="simple" xlink:href="https://en.wikipedia.org/wiki/Confederate_States_of_America#Diplomacy" text:style-name="Internet_20_link" text:visited-style-name="Visited_20_Internet_20_Link">https://en.wikipedia.org/wiki/Confederate_States_of_America#Diplomacy</text:a></text:p>
      <text:p text:style-name="P1">France, Britain, Spain*, Russia*</text:p>
      <text:p text:style-name="P1">Exports and Imports</text:p>
      <text:p text:style-name="P1">Potential international war</text:p>
      <text:p text:style-name="P1">Understanding of being an organized or recognized belligerent</text:p>
      <text:p text:style-name="P1">Apt at ARC for review paper on Wednesday 13<text:span text:style-name="T1">th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2-03T15:43:09.39</meta:creation-date>
    <dc:date>2017-12-03T17:37:12.28</dc:date>
    <dc:creator>Timothy Cayer</dc:creator>
    <meta:editing-duration>PT1H12M8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1" meta:paragraph-count="9" meta:word-count="42" meta:character-count="427"/>
  </office:meta>
</office:document-meta>
</file>